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.101cm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1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text-line-through-style="none" style:font-name="Arial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42628992" text:id="ct242628992">
          <text:insertion>
            <office:change-info>
              <dc:creator>&lt;анонимный&gt;</dc:creator>
              <dc:date>2012-11-15T15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У "Федеральный научно-клинический центр</text:p>
      <text:p text:style-name="P1">Детской гематологии, онкологии и иммунологии <text:line-break/>им. Дмитрия Рогачёва" </text:p>
      <text:p text:style-name="P2"/>
      <text:p text:style-name="P4">Согласие субъекта на обработку персональных данных <text:line-break/>(представитель пациента) </text:p>
      <text:p text:style-name="P2"/>
      <text:p text:style-name="P2"/>
      <text:p text:style-name="P3"><text:tab/>Я, <text:s/>нижеподписавшийся __________________________________________________________, </text:p>
      <text:p text:style-name="P3">проживающий по адресу_________________________________________________________________ </text:p>
      <text:p text:style-name="P3">паспорт:__________________,выдан:______________________________________________________ </text:p>
      <text:p text:style-name="P3">как законный представитель на основании__________________________________________________ </text:p>
      <text:p text:style-name="P3">в соответствии с требованиями статьи 9 Федерального закона от 27.07.06г. “О персональных данных” №152-ФЗ, подтверждаю свое согласие на обработку Федеральным государственным бюджетным учреждением "Федеральный научно-клинический" центр детской гематологии, онкологии и иммунологии имени Дмитрия Рогачёва" Министерства здравоохранения и социального развития Российской Федерации (далее — Оператор) персональных данных моего подопечного <text:change-start text:change-id="ct242628992"/><text:span text:style-name="T1">getFullName('name')</text:span><text:change-end text:change-id="ct242628992"/><text:span text:style-name="T1"> </text:span>, включающих: фамилию, имя, отчество, пол, дату рождения, место рождения, адрес места жительства, контактный(е) телефон(ы), реквизиты полиса ОМС (ДМС), страховой номер индивидуального лицевого счета в Пенсионном фонде России (СНИЛС), данные о состоянии здоровья моего подопечного, заболеваниях, случаях обращения за медицинской помощью — в медико-профилактических целях, в целях установления медицинского диагноза и оказания медицинских услуг при условии, что их обработка осуществляется лицом, профессионально занимающимся медицинской деятельностью и обязанным сохранять врачебную тайну и иные персональные данные, ставшие ему известными во время осуществления профессиональной деятельности. В процессе оказания Оператором медицинской помощи моему подопечному, я предоставляю право медицинским работникам передавать все персональные данные, содержащие сведения, составляющие врачебную тайну, другим должностным лицам Оператора, в интересах обследования и лечения моего подопечного. Предоставляю Оператору право осуществлять все действия (операции) с персональными данными моего подопечного, включая сбор, систематизацию, накопление, хранение, обновление, изменение, использование, обезличивание, блокирование, уничтожение. Оператор вправе обрабатывать мои персональные данные посредством внесения их в электронную базу данных, включения в списки (реестры) и отчетные формы, предусмотренные документами, регламентирующими предоставление отчетных данных (документов) по ОМС (договором ДМС). </text:p>
      <text:p text:style-name="P3"><text:tab/>Оператор имеет право во исполнение своих обязательств по работе в системе ОМС (по договору ДМС) на обмен (прием и передачу) персональными данными моего подопечного с обслуживающей страховой медицинской организацией и территориальным фондом ОМС с использованием машинных носителей или по каналам связи с соблюдением мер, обеспечивающих их защиту от несанкционированного доступа, при условии, что их прием и обработка будут осуществляется лицом, обязанным сохранять профессиональную тайну. </text:p>
      <text:p text:style-name="P3"><text:tab/>Срок хранения персональных данных моего подопечного соответствует сроку хранения первичных медицинских документов (медицинской карты) и составляет: стационар 25 лет, поликлиника 5 лет. </text:p>
      <text:p text:style-name="P3"><text:tab/>Передача персональных данных моего подопечного иным лицам или иное их разглашение может осуществляться только с моего письменного согласия. </text:p>
      <text:p text:style-name="P3"><text:s/><text:tab/>Настоящее согласие дано мной <text:date style:data-style-name="N37" text:date-value="2012-11-17T01:26:38.20">17.11.12</text:date> и действует бессрочно. </text:p>
      <text:p text:style-name="P3"><text:s/><text:tab/>Контактный(е) телефон(ы) ___________________________________________ </text:p>
      <text:p text:style-name="P3"><text:tab/>Почтовый адрес ___________________________________________________ </text:p>
      <text:p text:style-name="P3"/>
      <text:p text:style-name="P3"><text:tab/>Подпись субъекта персональных данных __________ </text:p>
      <text:p text:style-name="P3"><text:s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5:55:15.80</meta:creation-date>
    <dc:date>2012-11-17T01:26:38.19</dc:date>
    <meta:editing-duration>PT6M11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373" meta:character-count="3547"/>
  </office:meta>
</office:document-meta>
</file>